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IXEIRONOVAAVALIACAO2" table:style-name="ta1">
        <table:shapes>
          <draw:frame draw:z-index="0" draw:style-name="gr1" draw:text-style-name="P1" svg:width="15.999cm" svg:height="8.999cm" svg:x="1.667cm" svg:y="0.1cm">
            <draw:object draw:notify-on-update-of-ranges="CAIXEIRONOVAAVALIACAO2.B1:CAIXEIRONOVAAVALIACAO2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2cm" svg:height="9.005cm" svg:x="15.746cm" svg:y="0.637cm">
            <draw:object draw:notify-on-update-of-ranges="CAIXEIRONOVAAVALIACAO2.C1:CAIXEIRONOVAAVALIACAO2.C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1983" calcext:value-type="float">
            <text:p>1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3T12:01:17.330861802</dc:date>
    <meta:editing-duration>PT57M57S</meta:editing-duration>
    <meta:editing-cycles>2</meta:editing-cycles>
    <meta:generator>LibreOffice/7.3.7.2$Linux_X86_64 LibreOffice_project/30$Build-2</meta:generator>
    <meta:document-statistic meta:table-count="1" meta:cell-count="1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05cm" svg:y="0.316cm" chart:style-name="ch2">
          <text:p>CAIXEIRO TESTE 7 - AVALIAÇÕES</text:p>
        </chart:title>
        <chart:plot-area chart:style-name="ch3" table:cell-range-address="CAIXEIRONOVAAVALIACAO2.B1:CAIXEIRONOVAAVALIACAO2.B60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CAIXEIRONOVAAVALIACAO2.B1:CAIXEIRONOVAAVALIACAO2.B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5">
                <text:p>345</text:p>
                <draw:g>
                  <svg:desc>CAIXEIRONOVAAVALIACAO2.B1:CAIXEIRONOVAAVALIACAO2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line" chart:style-name="ch1">
        <chart:title svg:x="4.845cm" svg:y="0.316cm" chart:style-name="ch2">
          <text:p>CAIXEIRO TESTE 7- FITNESS</text:p>
        </chart:title>
        <chart:plot-area chart:style-name="ch3" table:cell-range-address="CAIXEIRONOVAAVALIACAO2.C1:CAIXEIRONOVAAVALIACAO2.C60" svg:x="1.331cm" svg:y="1.275cm" svg:width="14.372cm" svg:height="6.57cm">
          <chart:coordinate-region svg:x="2.323cm" svg:y="1.474cm" svg:width="13.38cm" svg:height="5.579cm"/>
          <chart:axis chart:dimension="x" chart:name="primary-x" chart:style-name="ch4">
            <chart:title svg:x="7.56cm" svg:y="8.025cm" chart:style-name="ch5">
              <text:p>GERAÇÕES</text:p>
            </chart:title>
          </chart:axis>
          <chart:axis chart:dimension="y" chart:name="primary-y" chart:style-name="ch4">
            <chart:title svg:x="0.451cm" svg:y="5.279cm" chart:style-name="ch6">
              <text:p>FITNESS</text:p>
            </chart:title>
            <chart:grid chart:style-name="ch7" chart:class="major"/>
          </chart:axis>
          <chart:series chart:style-name="ch8" chart:values-cell-range-address="CAIXEIRONOVAAVALIACAO2.C1:CAIXEIRONOVAAVALIACAO2.C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5">
                <text:p>2425</text:p>
                <draw:g>
                  <svg:desc>CAIXEIRONOVAAVALIACAO2.C1:CAIXEIRONOVAAVALIACAO2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3">
                <text:p>1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